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ervletRequest.remove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ServletRequest.getParameterValu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UACapabilities(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Servlet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UserInRo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ssio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Disp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Exception excep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setAttribute( String s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Path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UACapabilities( Profile the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li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ServletRequest.CocoonServletReques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setCharacterEncod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Date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In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String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Servlet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al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Profile( 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CocoonServletContext( org . apache . cocoon . environmen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